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3">
            <text:p>23/11/12</text:p>
          </table:table-cell>
          <table:table-cell table:style-name="ce4" office:value-type="date" office:date-value="2012-11-24">
            <text:p>24/11/12</text:p>
          </table:table-cell>
          <table:table-cell table:style-name="ce4" office:value-type="date" office:date-value="2012-11-25">
            <text:p>25/11/12</text:p>
          </table:table-cell>
        </table:table-row>
        <table:table-row table:style-name="ro1">
          <table:table-cell office:value-type="string">
            <text:p>Como orador quiero poder registrarme para poder iniciar sesión</text:p>
          </table:table-cell>
          <table:table-cell office:value-type="string">
            <text:p>Codificar correctamente la feature</text:p>
          </table:table-cell>
          <table:table-cell office:value-type="string">
            <text:p>3 hora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uardar usuario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poder logearme para usar la aplicación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2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idar con la BD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propietario del producto quiero poseer un dominio donde poder levantar la aplicación</text:p>
          </table:table-cell>
          <table:table-cell office:value-type="string">
            <text:p>Registrar dominio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acionar el dominio con Heroku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Como orador quiero crear evento para recibir feedback</text:p>
          </table:table-cell>
          <table:table-cell office:value-type="string">
            <text:p>Codificar correctamente la feature</text:p>
          </table:table-cell>
          <table:table-cell/>
          <table:table-cell office:value-type="string">
            <text:p>Hecho en clase</text:p>
          </table:table-cell>
          <table:table-cell/>
        </table:table-row>
        <table:table-row table:style-name="ro1">
          <table:table-cell/>
          <table:table-cell office:value-type="string">
            <text:p>Relacionar evento a usuario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obtener el enlace del evento para compartir y recibir feedback</text:p>
          </table:table-cell>
          <table:table-cell table:style-name="ce3" office:value-type="string">
            <text:p><text:span text:style-name="T1">Codificar correctamente la feature</text:span>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asistente quiero calificar para otorgar feedback al orador</text:p>
          </table:table-cell>
          <table:table-cell table:style-name="ce3" office:value-type="string">
            <text:p><text:span text:style-name="T1">Codificar correctamente la feature</text:span></text:p>
          </table:table-cell>
          <table:table-cell table:number-columns-repeated="2"/>
          <table:table-cell table:style-name="ce6" office:value-type="string">
            <text:p>Hecho en clase</text:p>
          </table:table-cell>
        </table:table-row>
        <table:table-row table:style-name="ro1">
          <table:table-cell/>
          <table:table-cell table:style-name="ce3" office:value-type="string">
            <text:p>Guardar calificación</text:p>
          </table:table-cell>
          <table:table-cell table:number-columns-repeated="2"/>
          <table:table-cell table:style-name="ce6" office:value-type="string">
            <text:p>1 hor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propietario del producto quiero ver las páginas de la aplicación con estilo</text:p>
          </table:table-cell>
          <table:table-cell table:style-name="ce3" office:value-type="string">
            <text:p>Agregar estilo a todas las páginas</text:p>
          </table:table-cell>
          <table:table-cell table:number-columns-repeated="2"/>
          <table:table-cell office:value-type="string">
            <text:p>2.5 hor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/11/2012</text:date>, <text:time>18:3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1-25T18:39:05</dc:date>
    <dc:creator>Alejandro </dc:creator>
    <meta:editing-duration>PT58M55S</meta:editing-duration>
    <meta:editing-cycles>7</meta:editing-cycles>
    <meta:generator>LibreOffice/3.4$Unix LibreOffice_project/340m1$Build-402</meta:generator>
    <meta:document-statistic meta:table-count="3" meta:cell-count="36" meta:object-count="0"/>
  </office:meta>
</office:document-meta>
</file>